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06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1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#83caff"/>
    </style:style>
    <style:style style:name="ce7" style:family="table-cell" style:parent-style-name="Default" style:data-style-name="N0">
      <style:table-cell-properties fo:background-color="#83caff" style:cell-protect="none" style:print-content="true"/>
    </style:style>
    <style:style style:name="ce8" style:family="table-cell" style:parent-style-name="Default" style:data-style-name="N111">
      <style:table-cell-properties fo:background-color="#83caff" style:cell-protect="none" style:print-content="true"/>
    </style:style>
    <style:style style:name="ce9" style:family="table-cell" style:parent-style-name="Default" style:data-style-name="N4">
      <style:table-cell-properties fo:background-color="#83caff" style:cell-protect="none" style:print-content="true"/>
    </style:style>
    <style:style style:name="ce10" style:family="table-cell" style:parent-style-name="Default">
      <style:table-cell-properties fo:background-color="#83caff" style:cell-protect="none" style:print-content="true"/>
    </style:style>
    <style:style style:name="ce11" style:family="table-cell" style:parent-style-name="Default">
      <style:table-cell-properties style:glyph-orientation-vertical="0" fo:background-color="#83caff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cc99"/>
    </style:style>
    <style:style style:name="ce13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4" style:family="table-cell" style:parent-style-name="Default" style:data-style-name="N105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5" style:family="table-cell" style:parent-style-name="Default" style:data-style-name="N4">
      <style:table-cell-properties fo:background-color="#ffcc99"/>
    </style:style>
    <style:style style:name="ce16" style:family="table-cell" style:parent-style-name="Default" style:data-style-name="N4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"/>
    <style:style style:name="ce21" style:family="table-cell" style:parent-style-name="Default" style:data-style-name="N50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otected="true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020" table:default-cell-style-name="Default"/>
        <table:table-row table:style-name="ro1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 table:number-columns-spanned="4" table:number-rows-spanned="1">
            <text:p>UTILIDAD PARA EL CALCULO DEL IMPUESTO SOBRE EL INCREMENTO DEL VALOR DE LOS TERRENOS DE NATURALEZA URBANA</text:p>
          </table:table-cell>
          <table:covered-table-cell table:style-name="ce1"/>
          <table:covered-table-cell table:style-name="ce1"/>
          <table:covered-table-cell table:style-name="ce1"/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CAMPOS MODIFICABLES LOS DE COLOR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TIPO IMPOSITIVO 2007 </text:p>
          </table:table-cell>
          <table:table-cell table:style-name="ce2"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string">
            <text:p>TIPO IMPOSITIVO 2008</text:p>
          </table:table-cell>
          <table:table-cell table:style-name="ce2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string">
            <text:p>TIPO IMPOSITIVO 2009</text:p>
          </table:table-cell>
          <table:table-cell table:style-name="ce2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string">
            <text:p>TIPO IMPOSITIVO 2010</text:p>
          </table:table-cell>
          <table:table-cell table:style-name="ce2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Default"/>
          <table:table-cell/>
          <table:table-cell table:number-columns-repeated="1022"/>
        </table:table-row>
        <table:table-row table:style-name="ro1">
          <table:table-cell table:style-name="Default"/>
          <table:table-cell/>
          <table:table-cell table:number-columns-repeated="1022"/>
        </table:table-row>
        <table:table-row table:style-name="ro1">
          <table:table-cell office:value-type="string">
            <text:p>INDICAR AÑO TRANSMISION O DEFUNCION</text:p>
          </table:table-cell>
          <table:table-cell table:style-name="ce7" office:value-type="float" office:value="2008">
            <text:p>2008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table:number-columns-spanned="2" table:number-rows-spanned="1">
            <text:p>DATOS A INTRODUCIR PARA EL CALCULO</text:p>
          </table:table-cell>
          <table:covered-table-cell table:style-name="ce3"/>
          <table:table-cell table:style-name="ce18" table:number-columns-repeated="3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>
            <text:p>fecha presentacion</text:p>
          </table:table-cell>
          <table:table-cell table:style-name="ce8" office:value-type="date" office:date-value="1899-12-30">
            <text:p>30-12-1899</text:p>
          </table:table-cell>
          <table:table-cell table:number-columns-repeated="1022"/>
        </table:table-row>
        <table:table-row table:style-name="ro1">
          <table:table-cell office:value-type="string">
            <text:p>valor del suelo</text:p>
          </table:table-cell>
          <table:table-cell table:style-name="ce9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office:value-type="string">
            <text:p>fecha transmision</text:p>
          </table:table-cell>
          <table:table-cell table:style-name="ce8" office:value-type="date" office:date-value="1899-12-30">
            <text:p>30-12-1899</text:p>
          </table:table-cell>
          <table:table-cell/>
          <table:table-cell table:style-name="ce20"/>
          <table:table-cell table:number-columns-repeated="1020"/>
        </table:table-row>
        <table:table-row table:style-name="ro1">
          <table:table-cell office:value-type="string">
            <text:p>fecha transmision anterior</text:p>
          </table:table-cell>
          <table:table-cell table:style-name="ce8" office:value-type="date" office:date-value="1899-12-30">
            <text:p>30-12-1899</text:p>
          </table:table-cell>
          <table:table-cell table:number-columns-repeated="1022"/>
        </table:table-row>
        <table:table-row table:style-name="ro1">
          <table:table-cell office:value-type="string">
            <text:p>edad usufructuario</text:p>
          </table:table-cell>
          <table:table-cell table:style-name="ce10"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porcentaje transmision</text:p>
          </table:table-cell>
          <table:table-cell table:style-name="ce10" office:value-type="float" office:value="100">
            <text:p>100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Reduccion vivenda habitual, solo mortis causa</text:p>
          </table:table-cell>
          <table:table-cell table:style-name="ce11" office:value-type="string">
            <text:p>NO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ransmision mortis causa</text:p>
          </table:table-cell>
          <table:table-cell table:style-name="ce11" office:value-type="string">
            <text:p>NO</text:p>
          </table:table-cell>
          <table:table-cell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table:number-columns-spanned="3" table:number-rows-spanned="1">
            <text:p>RESULTADO DEL CALCULO</text:p>
          </table:table-cell>
          <table:covered-table-cell table:style-name="ce3"/>
          <table:covered-table-cell table:style-name="ce3"/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AÑOS TRANSCURRIDOS</text:p>
          </table:table-cell>
          <table:table-cell table:style-name="ce12" table:formula="of:=IF(ROUNDDOWN((([.B20]-[.B21])/365);0)&lt;21;ROUNDDOWN((([.B20]-[.B21])/365);0);20)" office:value-type="float" office:value="0">
            <text:p>0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office:value-type="string">
            <text:p>PORCENTAJE B. IMPONIBLE</text:p>
          </table:table-cell>
          <table:table-cell table:style-name="ce13" table:formula="of:=+(IF([.B30]&lt;6;3.4;IF([.B30]&lt;11;3.2;IF([.B30]&lt;16;2.9;IF([.B30]&lt;=99;2.7)))))" office:value-type="float" office:value="3.4">
            <text:p>3,4</text:p>
          </table:table-cell>
          <table:table-cell table:number-columns-repeated="1022"/>
        </table:table-row>
        <table:table-row table:style-name="ro1">
          <table:table-cell office:value-type="string">
            <text:p>BASE IMPONIBLE</text:p>
          </table:table-cell>
          <table:table-cell table:style-name="ce14" table:formula="of:=+(([.B30]*[.B31])*[.B19])/100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office:value-type="string">
            <text:p>TIPO IMPOSITIVO</text:p>
          </table:table-cell>
          <table:table-cell table:style-name="ce12" table:formula="of:=+IF([.B13]=2008;[.B8];IF([.B13]=2009;[.B9];IF([.B13]=2010;[.B10];IF([.B13]=2011;[.#REF!#REF!];IF([.B13]=2012;[.B11];IF([.B13]=2007;[.B7]))))))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string">
            <text:p>CUOTA TRIBUTARIA (antes reducciones)</text:p>
          </table:table-cell>
          <table:table-cell table:style-name="ce15" table:formula="of:=((+[.B32]*[.B33]/100)*[.B23])/100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REDUCCION 60 % POR PONENCIA 2008</text:p>
          </table:table-cell>
          <table:table-cell table:style-name="ce15" table:formula="of:=IF([.B13]&lt;2008;0;+[.B34]*60/100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 office:value-type="string">
            <text:p>REDUCCION VIVIENDA</text:p>
          </table:table-cell>
          <table:table-cell table:style-name="ce15" table:formula="of:=+IF([.B24]=&quot;SI&quot;;[.B36]/2;0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 office:value-type="string">
            <text:p>VALOR USUFRUCTO</text:p>
          </table:table-cell>
          <table:table-cell table:style-name="ce15" table:formula="of:=+IF([.B22]=0;0;(IF([.B22]&lt;&gt;0;([.B34]-[.B36]-[.B38])*(IF([.B22]&lt;21;&quot;70&quot;;IF([.B22]&gt;79;&quot;10&quot;;89-[.B22]))))/100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office:value-type="string">
            <text:p>VALOR NUDA PROPIEDAD</text:p>
          </table:table-cell>
          <table:table-cell table:style-name="ce15" table:formula="of:=+IF([.B40]=0;0;([.B34]-[.B36]-[.B38]-[.B40]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CUOTA TRIBUTARIA</text:p>
          </table:table-cell>
          <table:table-cell table:style-name="ce15" table:formula="of:=+IF([.B22]=0;([.B34]-[.B36]-[.B38]);(IF([.B22]&lt;&gt;0;[.B38]*(IF([.B22]&lt;21;&quot;70&quot;;IF([.B22]&gt;79;&quot;10&quot;;89-[.B22]))))/100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Recargo por presentacion extemporanea</text:p>
          </table:table-cell>
          <table:table-cell table:style-name="ce15" table:formula="of:=+IF([.B25]=&quot;NO&quot;;IF(([.B18]-[.B20])&gt;395;([.B43]*0.15);IF(([.B18]-[.B20])&gt;210;([.B43]*0.1);IF(([.B18]-[.B20])&gt;90;([.B43]*0.05);0)));IF(([.B18]-[.B20])&gt;485;([.B43]*0.15);IF(([.B18]-[.B20])&gt;360;([.B43]*0.1);IF(([.B18]-[.B20])&gt;1200;([.B43]*0.05);0))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5" office:value-type="string">
            <text:p>TOTAL DEUDA</text:p>
          </table:table-cell>
          <table:table-cell table:style-name="ce16" table:formula="of:=+IF([.B22]=0;([.B43]+[.B45]);([.B40]+[.B41]+[.B45]))" office:value-type="float" office:value="0">
            <text:p>0,00</text:p>
          </table:table-cell>
          <table:table-cell table:style-name="ce19" table:number-columns-repeated="1022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17"/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2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11">
      <number:day/>
      <number:text>-</number:text>
      <number:month/>
      <number:text>-</number:text>
      <number:year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3">23/06/2010</text:date>, <text:time>12:56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6-23T12:12:24</dc:date>
    <meta:editing-cycles>7</meta:editing-cycles>
    <meta:editing-duration>PT02H04M00S</meta:editing-duration>
    <meta:document-statistic meta:table-count="1" meta:cell-count="56" meta:object-count="0"/>
    <meta:generator>OpenOffice.org/3.2$Win32 OpenOffice.org_project/320m12$Build-9483</meta:generator>
  </office:meta>
</office:document-meta>
</file>